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5.115cm"/>
    </style:style>
    <style:style style:name="co3" style:family="table-column">
      <style:table-column-properties fo:break-before="auto" style:column-width="4.2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FolderStatu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7f7f7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top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css3t:text-justify="auto" style:vertical-align="top"/>
      <style:paragraph-properties fo:text-align="start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derStatus" table:style-name="ta1">
        <office:forms form:automatic-focus="false" form:apply-design-mode="false"/>
        <table:shapes>
          <draw:frame draw:z-index="0" draw:style-name="gr1" draw:text-style-name="P1" svg:width="24.712cm" svg:height="8.996cm" svg:x="0.102cm" svg:y="6.113cm">
            <draw:object draw:notify-on-update-of-ranges="FolderStatus.C6:FolderStatus.E10 FolderStatus.F6:FolderStatus.F10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6" table:number-rows-spanned="1">
            <text:p>ΣΥΝΟΛΑ ΦΑΚΕΛΩΝ ΒΙΟΛΟΓΙΑ Γ.Π.</text:p>
          </table:table-cell>
          <table:covered-table-cell table:number-columns-repeated="5"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AA</text:p>
          </table:table-cell>
          <table:table-cell table:style-name="ce2" office:value-type="string">
            <text:p>Μάθημα</text:p>
          </table:table-cell>
          <table:table-cell table:style-name="ce2" office:value-type="string">
            <text:p>Τύπος</text:p>
          </table:table-cell>
          <table:table-cell table:style-name="ce2" office:value-type="string">
            <text:p>Κατάσταση</text:p>
          </table:table-cell>
          <table:table-cell table:style-name="ce2" office:value-type="string">
            <text:p>Θέση</text:p>
          </table:table-cell>
          <table:table-cell table:style-name="ce2" office:value-type="string">
            <text:p>Πλήθος</text:p>
          </table:table-cell>
          <table:table-cell table:number-columns-repeated="101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ΒΙΟΛΟΓΙΑ Γ.Π.</text:p>
          </table:table-cell>
          <table:table-cell table:style-name="ce5" office:value-type="string">
            <text:p>Φ(Α)</text:p>
          </table:table-cell>
          <table:table-cell table:style-name="ce5" office:value-type="string">
            <text:p>Αχρέωτος</text:p>
          </table:table-cell>
          <table:table-cell table:style-name="ce5" office:value-type="string">
            <text:p>Αποθήκη</text:p>
          </table:table-cell>
          <table:table-cell table:style-name="ce3" office:value-type="float" office:value="21">
            <text:p>21</text:p>
          </table:table-cell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ΒΙΟΛΟΓΙΑ Γ.Π.</text:p>
          </table:table-cell>
          <table:table-cell table:style-name="ce5" office:value-type="string">
            <text:p>Φ(Α)</text:p>
          </table:table-cell>
          <table:table-cell table:style-name="ce5" office:value-type="string">
            <text:p>Χρεωμένος</text:p>
          </table:table-cell>
          <table:table-cell table:style-name="ce5" office:value-type="string">
            <text:p>Βαθμολογητής</text:p>
          </table:table-cell>
          <table:table-cell table:style-name="ce3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ΒΙΟΛΟΓΙΑ Γ.Π.</text:p>
          </table:table-cell>
          <table:table-cell table:style-name="ce5" office:value-type="string">
            <text:p>Φ(Β)</text:p>
          </table:table-cell>
          <table:table-cell table:style-name="ce5" office:value-type="string">
            <text:p>Αχρέωτος</text:p>
          </table:table-cell>
          <table:table-cell table:style-name="ce5" office:value-type="string">
            <text:p>Αποθήκη</text:p>
          </table:table-cell>
          <table:table-cell table:style-name="ce3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5" office:value-type="string">
            <text:p>ΒΙΟΛΟΓΙΑ Γ.Π.</text:p>
          </table:table-cell>
          <table:table-cell table:style-name="ce5" office:value-type="string">
            <text:p>Φ(Β)</text:p>
          </table:table-cell>
          <table:table-cell table:style-name="ce5" office:value-type="string">
            <text:p>Ολοκληρώθηκε</text:p>
          </table:table-cell>
          <table:table-cell table:style-name="ce5" office:value-type="string">
            <text:p>Αποθήκη</text:p>
          </table:table-cell>
          <table:table-cell table:style-name="ce3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5" office:value-type="string">
            <text:p>ΒΙΟΛΟΓΙΑ Γ.Π.</text:p>
          </table:table-cell>
          <table:table-cell table:style-name="ce5" office:value-type="string">
            <text:p>Φ(ΑΝΑ)</text:p>
          </table:table-cell>
          <table:table-cell table:style-name="ce5" office:value-type="string">
            <text:p>Χρεωμένος</text:p>
          </table:table-cell>
          <table:table-cell table:style-name="ce5" office:value-type="string">
            <text:p>Βαθμολογητής</text:p>
          </table:table-cell>
          <table:table-cell table:style-name="ce3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12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Status" style:display-name="PageStyle_FolderStat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6:00:39</meta:creation-date>
    <dc:date>2017-05-12T12:25:04.72</dc:date>
    <meta:generator>OpenOffice/4.0.1$Win32 OpenOffice.org_project/401m5$Build-9714</meta:generator>
    <meta:editing-duration>PT34S</meta:editing-duration>
    <meta:editing-cycles>2</meta:editing-cycles>
    <meta:document-statistic meta:table-count="1" meta:cell-count="37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13cm" svg:height="8.997cm" xlink:href=".." xlink:type="simple" chart:class="chart:bar" chart:style-name="ch1">
        <chart:legend chart:legend-position="end" svg:x="22.741cm" svg:y="4.186cm" style:legend-expansion="high" chart:style-name="ch2"/>
        <chart:plot-area chart:style-name="ch3" table:cell-range-address="FolderStatus.C6:FolderStatus.F10" chart:data-source-has-labels="column" svg:x="0.944cm" svg:y="0.851cm" svg:width="20.809cm" svg:height="7.547cm">
          <chartooo:coordinate-region svg:x="1.565cm" svg:y="1.063cm" svg:width="20.188cm" svg:height="5.814cm"/>
          <chart:axis chart:dimension="x" chart:name="primary-x" chart:style-name="ch4" chartooo:axis-type="auto">
            <chartooo:date-scale/>
            <chart:categories table:cell-range-address="FolderStatus.C6:FolderStatus.E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lderStatus.F6:FolderStatus.F1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F</text:p>
              </table:table-cell>
            </table:table-row>
          </table:table-header-rows>
          <table:table-rows>
            <table:table-row>
              <table:table-cell office:value-type="string">
                <text:p>Φ(Α) Αχρέωτος Αποθήκη</text:p>
                <text:list>
                  <text:list-item>
                    <text:p>Φ(Α)</text:p>
                  </text:list-item>
                  <text:list-item>
                    <text:p>Αχρέωτος</text:p>
                  </text:list-item>
                  <text:list-item>
                    <text:p>Αποθήκη</text:p>
                  </text:list-item>
                </text:list>
                <draw:g>
                  <svg:desc>FolderStatus.C6:FolderStatus.E10</svg:desc>
                </draw:g>
              </table:table-cell>
              <table:table-cell office:value-type="float" office:value="21">
                <text:p>21</text:p>
                <draw:g>
                  <svg:desc>FolderStatus.F6:FolderStatus.F10</svg:desc>
                </draw:g>
              </table:table-cell>
            </table:table-row>
            <table:table-row>
              <table:table-cell office:value-type="string">
                <text:p>Φ(Α) Χρεωμένος Βαθμολογητής</text:p>
                <text:list>
                  <text:list-item>
                    <text:p>Φ(Α)</text:p>
                  </text:list-item>
                  <text:list-item>
                    <text:p>Χρεωμένος</text:p>
                  </text:list-item>
                  <text:list-item>
                    <text:p>Βαθμολογητής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Φ(Β) Αχρέωτος Αποθήκη</text:p>
                <text:list>
                  <text:list-item>
                    <text:p>Φ(Β)</text:p>
                  </text:list-item>
                  <text:list-item>
                    <text:p>Αχρέωτος</text:p>
                  </text:list-item>
                  <text:list-item>
                    <text:p>Αποθήκη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Φ(Β) Ολοκληρώθηκε Αποθήκη</text:p>
                <text:list>
                  <text:list-item>
                    <text:p>Φ(Β)</text:p>
                  </text:list-item>
                  <text:list-item>
                    <text:p>Ολοκληρώθηκε</text:p>
                  </text:list-item>
                  <text:list-item>
                    <text:p>Αποθήκη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Φ(ΑΝΑ) Χρεωμένος Βαθμολογητής</text:p>
                <text:list>
                  <text:list-item>
                    <text:p>Φ(ΑΝΑ)</text:p>
                  </text:list-item>
                  <text:list-item>
                    <text:p>Χρεωμένος</text:p>
                  </text:list-item>
                  <text:list-item>
                    <text:p>Βαθμολογητής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